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aa61a"/>
    </style:style>
    <style:style style:name="ce7" style:family="table-cell" style:parent-style-name="Default">
      <style:table-cell-properties fo:border-bottom="1.5pt solid #000000" fo:border-left="0.74pt solid #000000" fo:border-right="none" fo:border-top="0.74pt solid #000000"/>
    </style:style>
    <style:style style:name="ce8" style:family="table-cell" style:parent-style-name="Default">
      <style:table-cell-properties fo:border-bottom="1.5pt solid #000000" fo:border-left="none" fo:border-right="none" fo:border-top="0.74pt solid #000000"/>
    </style:style>
    <style:style style:name="ce9" style:family="table-cell" style:parent-style-name="Default">
      <style:table-cell-properties fo:border-bottom="1.5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ce1"/>
        <table:table-column table:style-name="co1" table:number-columns-repeated="29" table:default-cell-style-name="Default"/>
        <table:table-row table:style-name="ro1"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/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/>
          <table:table-cell table:style-name="ce7" table:formula="of:=IF(NOT(ISBLANK([.AB1]));INDEX([.$A$1:.$Z$26];MATCH([.AB1];[.$A$1:.$A$26];0);MATCH([.AB2];[.$A$1:.$A$26];0));&quot;&quot;)" office:value-type="string" office:string-value="T" calcext:value-type="string">
            <text:p>T</text:p>
          </table:table-cell>
          <table:table-cell table:style-name="ce8" table:formula="of:=IF(NOT(ISBLANK([.AC1]));INDEX([.$A$1:.$Z$26];MATCH([.AC1];[.$A$1:.$A$26];0);MATCH([.AC2];[.$A$1:.$A$26];0));&quot;&quot;)" office:value-type="string" office:string-value="S" calcext:value-type="string">
            <text:p>S</text:p>
          </table:table-cell>
          <table:table-cell table:style-name="ce8" table:formula="of:=IF(NOT(ISBLANK([.AD1]));INDEX([.$A$1:.$Z$26];MATCH([.AD1];[.$A$1:.$A$26];0);MATCH([.AD2];[.$A$1:.$A$26];0));&quot;&quot;)" office:value-type="string" office:string-value="V" calcext:value-type="string">
            <text:p>V</text:p>
          </table:table-cell>
          <table:table-cell table:style-name="ce8" table:formula="of:=IF(NOT(ISBLANK([.AE1]));INDEX([.$A$1:.$Z$26];MATCH([.AE1];[.$A$1:.$A$26];0);MATCH([.AE2];[.$A$1:.$A$26];0));&quot;&quot;)" office:value-type="string" office:string-value="N" calcext:value-type="string">
            <text:p>N</text:p>
          </table:table-cell>
          <table:table-cell table:style-name="ce8" table:formula="of:=IF(NOT(ISBLANK([.AF1]));INDEX([.$A$1:.$Z$26];MATCH([.AF1];[.$A$1:.$A$26];0);MATCH([.AF2];[.$A$1:.$A$26];0));&quot;&quot;)" office:value-type="string" office:string-value="N" calcext:value-type="string">
            <text:p>N</text:p>
          </table:table-cell>
          <table:table-cell table:style-name="ce8" table:formula="of:=IF(NOT(ISBLANK([.AG1]));INDEX([.$A$1:.$Z$26];MATCH([.AG1];[.$A$1:.$A$26];0);MATCH([.AG2];[.$A$1:.$A$26];0));&quot;&quot;)" office:value-type="string" office:string-value="L" calcext:value-type="string">
            <text:p>L</text:p>
          </table:table-cell>
          <table:table-cell table:style-name="ce8" table:formula="of:=IF(NOT(ISBLANK([.AH1]));INDEX([.$A$1:.$Z$26];MATCH([.AH1];[.$A$1:.$A$26];0);MATCH([.AH2];[.$A$1:.$A$26];0));&quot;&quot;)">
            <text:p/>
          </table:table-cell>
          <table:table-cell table:style-name="ce8" table:formula="of:=IF(NOT(ISBLANK([.AI1]));INDEX([.$A$1:.$Z$26];MATCH([.AI1];[.$A$1:.$A$26];0);MATCH([.AI2];[.$A$1:.$A$26];0));&quot;&quot;)" office:value-type="string" office:string-value="N" calcext:value-type="string">
            <text:p>N</text:p>
          </table:table-cell>
          <table:table-cell table:style-name="ce8" table:formula="of:=IF(NOT(ISBLANK([.AJ1]));INDEX([.$A$1:.$Z$26];MATCH([.AJ1];[.$A$1:.$A$26];0);MATCH([.AJ2];[.$A$1:.$A$26];0));&quot;&quot;)" office:value-type="string" office:string-value="Z" calcext:value-type="string">
            <text:p>Z</text:p>
          </table:table-cell>
          <table:table-cell table:style-name="ce8" table:formula="of:=IF(NOT(ISBLANK([.AK1]));INDEX([.$A$1:.$Z$26];MATCH([.AK1];[.$A$1:.$A$26];0);MATCH([.AK2];[.$A$1:.$A$26];0));&quot;&quot;)" office:value-type="string" office:string-value="B" calcext:value-type="string">
            <text:p>B</text:p>
          </table:table-cell>
          <table:table-cell table:style-name="ce8" table:formula="of:=IF(NOT(ISBLANK([.AL1]));INDEX([.$A$1:.$Z$26];MATCH([.AL1];[.$A$1:.$A$26];0);MATCH([.AL2];[.$A$1:.$A$26];0));&quot;&quot;)" office:value-type="string" office:string-value="J" calcext:value-type="string">
            <text:p>J</text:p>
          </table:table-cell>
          <table:table-cell table:style-name="ce8" table:formula="of:=IF(NOT(ISBLANK([.AM1]));INDEX([.$A$1:.$Z$26];MATCH([.AM1];[.$A$1:.$A$26];0);MATCH([.AM2];[.$A$1:.$A$26];0));&quot;&quot;)" office:value-type="string" office:string-value="Y" calcext:value-type="string">
            <text:p>Y</text:p>
          </table:table-cell>
          <table:table-cell table:style-name="ce8" table:formula="of:=IF(NOT(ISBLANK([.AN1]));INDEX([.$A$1:.$Z$26];MATCH([.AN1];[.$A$1:.$A$26];0);MATCH([.AN2];[.$A$1:.$A$26];0));&quot;&quot;)">
            <text:p/>
          </table:table-cell>
          <table:table-cell table:style-name="ce8" table:formula="of:=IF(NOT(ISBLANK([.AO1]));INDEX([.$A$1:.$Z$26];MATCH([.AO1];[.$A$1:.$A$26];0);MATCH([.AO2];[.$A$1:.$A$26];0));&quot;&quot;)" office:value-type="string" office:string-value="J" calcext:value-type="string">
            <text:p>J</text:p>
          </table:table-cell>
          <table:table-cell table:style-name="ce8"/>
          <table:table-cell table:style-name="ce8" table:formula="of:=IF(NOT(ISBLANK([.AQ1]));INDEX([.$A$1:.$Z$26];MATCH([.AQ1];[.$A$1:.$A$26];0);MATCH([.AQ2];[.$A$1:.$A$26];0));&quot;&quot;)" office:value-type="string" office:string-value="W" calcext:value-type="string">
            <text:p>W</text:p>
          </table:table-cell>
          <table:table-cell table:style-name="ce8" table:formula="of:=IF(NOT(ISBLANK([.AR1]));INDEX([.$A$1:.$Z$26];MATCH([.AR1];[.$A$1:.$A$26];0);MATCH([.AR2];[.$A$1:.$A$26];0));&quot;&quot;)" office:value-type="string" office:string-value="Q" calcext:value-type="string">
            <text:p>Q</text:p>
          </table:table-cell>
          <table:table-cell table:style-name="ce8" table:formula="of:=IF(NOT(ISBLANK([.AS1]));INDEX([.$A$1:.$Z$26];MATCH([.AS1];[.$A$1:.$A$26];0);MATCH([.AS2];[.$A$1:.$A$26];0));&quot;&quot;)" office:value-type="string" office:string-value="Z" calcext:value-type="string">
            <text:p>Z</text:p>
          </table:table-cell>
          <table:table-cell table:style-name="ce8" table:formula="of:=IF(NOT(ISBLANK([.AT1]));INDEX([.$A$1:.$Z$26];MATCH([.AT1];[.$A$1:.$A$26];0);MATCH([.AT2];[.$A$1:.$A$26];0));&quot;&quot;)" office:value-type="string" office:string-value="X" calcext:value-type="string">
            <text:p>X</text:p>
          </table:table-cell>
          <table:table-cell table:style-name="ce8" table:formula="of:=IF(NOT(ISBLANK([.AU1]));INDEX([.$A$1:.$Z$26];MATCH([.AU1];[.$A$1:.$A$26];0);MATCH([.AU2];[.$A$1:.$A$26];0));&quot;&quot;)" office:value-type="string" office:string-value="Q" calcext:value-type="string">
            <text:p>Q</text:p>
          </table:table-cell>
          <table:table-cell table:style-name="ce8" table:formula="of:=IF(NOT(ISBLANK([.AV1]));INDEX([.$A$1:.$Z$26];MATCH([.AV1];[.$A$1:.$A$26];0);MATCH([.AV2];[.$A$1:.$A$26];0));&quot;&quot;)" office:value-type="string" office:string-value="W" calcext:value-type="string">
            <text:p>W</text:p>
          </table:table-cell>
          <table:table-cell table:style-name="ce8" table:formula="of:=IF(NOT(ISBLANK([.AW1]));INDEX([.$A$1:.$Z$26];MATCH([.AW1];[.$A$1:.$A$26];0);MATCH([.AW2];[.$A$1:.$A$26];0));&quot;&quot;)" office:value-type="string" office:string-value="L" calcext:value-type="string">
            <text:p>L</text:p>
          </table:table-cell>
          <table:table-cell table:style-name="ce8" table:formula="of:=IF(NOT(ISBLANK([.AX1]));INDEX([.$A$1:.$Z$26];MATCH([.AX1];[.$A$1:.$A$26];0);MATCH([.AX2];[.$A$1:.$A$26];0));&quot;&quot;)" office:value-type="string" office:string-value="T" calcext:value-type="string">
            <text:p>T</text:p>
          </table:table-cell>
          <table:table-cell table:style-name="ce8" table:formula="of:=IF(NOT(ISBLANK([.AY1]));INDEX([.$A$1:.$Z$26];MATCH([.AY1];[.$A$1:.$A$26];0);MATCH([.AY2];[.$A$1:.$A$26];0));&quot;&quot;)" office:value-type="string" office:string-value="Q" calcext:value-type="string">
            <text:p>Q</text:p>
          </table:table-cell>
          <table:table-cell table:style-name="ce8" table:formula="of:=IF(NOT(ISBLANK([.AZ1]));INDEX([.$A$1:.$Z$26];MATCH([.AZ1];[.$A$1:.$A$26];0);MATCH([.AZ2];[.$A$1:.$A$26];0));&quot;&quot;)" office:value-type="string" office:string-value="K" calcext:value-type="string">
            <text:p>K</text:p>
          </table:table-cell>
          <table:table-cell table:style-name="ce9" table:formula="of:=IF(NOT(ISBLANK([.BA1]));INDEX([.$A$1:.$Z$26];MATCH([.BA1];[.$A$1:.$A$26];0);MATCH([.BA2];[.$A$1:.$A$26];0));&quot;&quot;)" office:value-type="string" office:string-value="S" calcext:value-type="string">
            <text:p>S</text:p>
          </table:table-cell>
          <table:table-cell table:number-columns-repeated="2"/>
        </table:table-row>
        <table:table-row table:style-name="ro1"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office:value-type="string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number-columns-repeated="29"/>
        </table:table-row>
        <table:table-row table:style-name="ro1"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number-columns-repeated="29"/>
        </table:table-row>
        <table:table-row table:style-name="ro1" table:number-rows-repeated="2">
          <table:table-cell table:number-columns-repeated="55"/>
        </table:table-row>
        <table:table-row table:style-name="ro1"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21:50:24.77604692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0:18:43.696404719</meta:creation-date>
    <dc:date>2019-02-28T21:55:49.305132667</dc:date>
    <meta:editing-duration>PT8M9S</meta:editing-duration>
    <meta:editing-cycles>2</meta:editing-cycles>
    <meta:generator>LibreOffice/6.0.6.2$Linux_X86_64 LibreOffice_project/00m0$Build-2</meta:generator>
    <meta:document-statistic meta:table-count="1" meta:cell-count="748" meta:object-count="0"/>
  </office:meta>
</office:document-meta>
</file>